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Configuration.getStartUp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getBounda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MaximumPoolSize( int maximum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olConfiguration.setKeepAliveTime( int keepAliv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PoolConfiguration( boolean useBoundary , int boundarySize , int maximumPoolSize , int minimumPoolSize , int keepAliveTime , String whenBlockedPolicy , int startUp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olConfiguration.setMinimumPoolSize( int minimum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getMaximum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BoundarySize( int boundar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isUse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WhenBlockedPolicy( String whenBlockedPolic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oolConfiguration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Configuration.getKeepAl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getMinimum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getWhenBlocked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StartUpSize( int startUp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UseBoundary( boolean useBound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Pool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ol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